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3.731cm" style:rel-column-width="14370*"/>
    </style:style>
    <style:style style:name="Tableau2.B" style:family="table-column">
      <style:table-column-properties style:column-width="13.282cm" style:rel-column-width="51165*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7.013cm"/>
    </style:style>
    <style:style style:name="Tableau11.A1" style:family="table-cell">
      <style:table-cell-properties fo:background-color="transparent" fo:padding="0cm" fo:border="none">
        <style:background-image/>
      </style:table-cell-properties>
    </style:style>
    <style:style style:name="Tableau1" style:family="table">
      <style:table-properties style:width="17.013cm" table:align="margins"/>
    </style:style>
    <style:style style:name="Tableau1.A" style:family="table-column">
      <style:table-column-properties style:column-width="17.013cm" style:rel-column-width="65535*"/>
    </style:style>
    <style:style style:name="Tableau1.A1" style:family="table-cell">
      <style:table-cell-properties fo:padding="0.097cm" fo:border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non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padding="0cm" fo:border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padding="0.097cm" fo:border="none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padding="0cm" fo:border="none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padding="0.097cm" fo:border="none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cm" fo:border="none"/>
    </style:style>
    <style:style style:name="Tableau7" style:family="table">
      <style:table-properties style:width="17cm" fo:margin-top="0cm" fo:margin-bottom="0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non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97cm" fo:border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cm" table:align="margins" style:writing-mode="lr-tb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style:text-underline-style="none"/>
    </style:style>
    <style:style style:name="P10" style:family="paragraph" style:parent-style-name="Table_20_Contents">
      <style:text-properties style:text-underline-style="none" fo:font-weight="normal" style:font-weight-asian="normal" style:font-weight-complex="normal"/>
    </style:style>
    <style:style style:name="P1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xml:id="ct154772960" text:id="ct154772960">
          <text:insertion>
            <office:change-info>
              <dc:creator>Gauthier Bastien</dc:creator>
              <dc:date>2012-02-20T13:11:00</dc:date>
            </office:change-info>
          </text:insertion>
        </text:changed-region>
        <text:changed-region xml:id="ct154773160" text:id="ct154773160">
          <text:insertion>
            <office:change-info>
              <dc:creator>Gauthier Bastien</dc:creator>
              <dc:date>2012-02-20T13:55:00</dc:date>
            </office:change-info>
          </text:insertion>
        </text:changed-region>
        <text:changed-region xml:id="ct154849648" text:id="ct154849648">
          <text:insertion>
            <office:change-info>
              <dc:creator>Gauthier Bastien</dc:creator>
              <dc:date>2012-05-15T14:15:00</dc:date>
            </office:change-info>
          </text:insertion>
        </text:changed-region>
        <text:changed-region xml:id="ct154848880" text:id="ct154848880">
          <text:insertion>
            <office:change-info>
              <dc:creator>Gauthier Bastien</dc:creator>
              <dc:date>2012-05-15T14:09:00</dc:date>
            </office:change-info>
          </text:insertion>
        </text:changed-region>
        <text:changed-region xml:id="ct154942424" text:id="ct154942424">
          <text:insertion>
            <office:change-info>
              <dc:creator>Gauthier Bastien</dc:creator>
              <dc:date>2012-05-15T14:17:00</dc:date>
            </office:change-info>
          </text:insertion>
        </text:changed-region>
        <text:changed-region xml:id="ct154868488" text:id="ct154868488">
          <text:insertion>
            <office:change-info>
              <dc:creator>Gauthier Bastien</dc:creator>
              <dc:date>2012-05-15T14:15:00</dc:date>
            </office:change-info>
          </text:insertion>
        </text:changed-region>
        <text:changed-region xml:id="ct154918416" text:id="ct154918416">
          <text:insertion>
            <office:change-info>
              <dc:creator>Gauthier Bastien</dc:creator>
              <dc:date>2012-05-15T14:09:00</dc:date>
            </office:change-info>
          </text:insertion>
        </text:changed-region>
        <text:changed-region xml:id="ct154921656" text:id="ct154921656">
          <text:insertion>
            <office:change-info>
              <dc:creator>Gauthier Bastien</dc:creator>
              <dc:date>2012-05-15T14:09:00</dc:date>
            </office:change-info>
          </text:insertion>
        </text:changed-region>
        <text:changed-region xml:id="ct154935664" text:id="ct154935664">
          <text:insertion>
            <office:change-info>
              <dc:creator>Gauthier Bastien</dc:creator>
              <dc:date>2012-05-15T14:09:00</dc:date>
            </office:change-info>
          </text:insertion>
        </text:changed-region>
        <text:changed-region xml:id="ct154971312" text:id="ct154971312">
          <text:insertion>
            <office:change-info>
              <dc:creator>Gauthier Bastien</dc:creator>
              <dc:date>2012-05-15T14:09:00</dc:date>
            </office:change-info>
          </text:insertion>
        </text:changed-region>
        <text:changed-region xml:id="ct154867504" text:id="ct154867504">
          <text:insertion>
            <office:change-info>
              <dc:creator>Gauthier Bastien</dc:creator>
              <dc:date>2012-08-27T11:55:00</dc:date>
            </office:change-info>
          </text:insertion>
        </text:changed-region>
        <text:changed-region xml:id="ct154951144" text:id="ct154951144">
          <text:insertion>
            <office:change-info>
              <dc:creator>Gauthier Bastien</dc:creator>
              <dc:date>2012-08-27T11:55:00</dc:date>
            </office:change-info>
          </text:insertion>
        </text:changed-region>
        <text:changed-region xml:id="ct154952240" text:id="ct154952240">
          <text:insertion>
            <office:change-info>
              <dc:creator>Gauthier Bastien</dc:creator>
              <dc:date>2012-08-27T11:55:00</dc:date>
            </office:change-info>
          </text:insertion>
        </text:changed-region>
        <text:changed-region xml:id="ct151221952" text:id="ct151221952">
          <text:insertion>
            <office:change-info>
              <dc:creator>Gauthier Bastien</dc:creator>
              <dc:date>2012-08-27T11:55:00</dc:date>
            </office:change-info>
          </text:insertion>
        </text:changed-region>
        <text:changed-region xml:id="ct155016160" text:id="ct155016160">
          <text:insertion>
            <office:change-info>
              <dc:creator>Gauthier Bastien</dc:creator>
              <dc:date>2012-05-15T14:11:00</dc:date>
            </office:change-info>
          </text:insertion>
        </text:changed-region>
        <text:changed-region xml:id="ct155004048" text:id="ct155004048">
          <text:insertion>
            <office:change-info>
              <dc:creator>Gauthier Bastien</dc:creator>
              <dc:date>2012-05-15T14:11:00</dc:date>
            </office:change-info>
          </text:insertion>
        </text:changed-region>
        <text:changed-region xml:id="ct154811152" text:id="ct154811152">
          <text:insertion>
            <office:change-info>
              <dc:creator>Gauthier Bastien</dc:creator>
              <dc:date>2012-05-15T14:10:00</dc:date>
            </office:change-info>
          </text:insertion>
        </text:changed-region>
        <text:changed-region xml:id="ct155017920" text:id="ct155017920">
          <text:insertion>
            <office:change-info>
              <dc:creator>Gauthier Bastien</dc:creator>
              <dc:date>2012-05-15T14:10:00</dc:date>
            </office:change-info>
          </text:insertion>
        </text:changed-region>
        <text:changed-region xml:id="ct155046592" text:id="ct155046592">
          <text:insertion>
            <office:change-info>
              <dc:creator>Gauthier Bastien</dc:creator>
              <dc:date>2012-02-23T15:28:00</dc:date>
            </office:change-info>
          </text:insertion>
        </text:changed-region>
        <text:changed-region xml:id="ct155018872" text:id="ct155018872">
          <text:insertion>
            <office:change-info>
              <dc:creator>Gauthier Bastien</dc:creator>
              <dc:date>2012-02-23T15:28:00</dc:date>
            </office:change-info>
          </text:insertion>
        </text:changed-region>
        <text:changed-region xml:id="ct154970192" text:id="ct154970192">
          <text:insertion>
            <office:change-info>
              <dc:creator>Gauthier Bastien</dc:creator>
              <dc:date>2012-07-06T11:58:00</dc:date>
            </office:change-info>
          </text:insertion>
        </text:changed-region>
        <text:changed-region xml:id="ct155046168" text:id="ct155046168">
          <text:insertion>
            <office:change-info>
              <dc:creator>Gauthier Bastien</dc:creator>
              <dc:date>2012-07-06T11:58:00</dc:date>
            </office:change-info>
          </text:insertion>
        </text:changed-region>
        <text:changed-region xml:id="ct155046416" text:id="ct155046416">
          <text:insertion>
            <office:change-info>
              <dc:creator>Gauthier Bastien</dc:creator>
              <dc:date>2012-02-23T15:43:00</dc:date>
            </office:change-info>
          </text:insertion>
        </text:changed-region>
        <text:changed-region xml:id="ct155060448" text:id="ct155060448">
          <text:insertion>
            <office:change-info>
              <dc:creator>Gauthier Bastien</dc:creator>
              <dc:date>2012-02-23T15:46:00</dc:date>
            </office:change-info>
          </text:insertion>
        </text:changed-region>
        <text:changed-region xml:id="ct154210136" text:id="ct154210136">
          <text:insertion>
            <office:change-info>
              <dc:creator>Gauthier Bastien</dc:creator>
              <dc:date>2012-02-23T15:46:00</dc:date>
            </office:change-info>
          </text:insertion>
        </text:changed-region>
        <text:changed-region xml:id="ct155067320" text:id="ct155067320">
          <text:insertion>
            <office:change-info>
              <dc:creator>Gauthier Bastien</dc:creator>
              <dc:date>2012-02-23T15:46:00</dc:date>
            </office:change-info>
          </text:insertion>
        </text:changed-region>
        <text:changed-region xml:id="ct155056568" text:id="ct155056568">
          <text:insertion>
            <office:change-info>
              <dc:creator>Gauthier Bastien</dc:creator>
              <dc:date>2012-02-23T15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SEIL COMMUNAL DU <text:change-start text:change-id="ct154772960"/>self.utranslate("weekday_%s" % self.getDate().aDay().lower(), domain="plonelocales").upper()<text:change-end text:change-id="ct154772960"/> <text:change-start text:change-id="ct154773160"/>tool.formatDate(self.getDate(), withHour=False).upper()<text:change-end text:change-id="ct154773160"/></text:p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2">Sont présents :</text:p>
          </table:table-cell>
          <table:table-cell office:value-type="string">
            <text:p text:style-name="P8"><office:annotation><dc:creator>Gauthier Bastien</dc:creator><dc:date>2012-02-20T13:27:57</dc:date><text:p text:style-name="P12"><text:span text:style-name="T5">do text</text:span></text:p><text:p text:style-name="P12"><text:span text:style-name="T5">from xhtml(self.adapted().getStrikedAssembly())</text:span></text:p></office:annotation>Assemblée</text:p>
          </table:table-cell>
        </table:table-row>
      </table:table>
      <text:p text:style-name="Standard"/>
      <text:p text:style-name="Standard"/>
      <text:p text:style-name="P4">ORDRE DU JOUR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6"><office:annotation><dc:creator>Gauthier Bastien</dc:creator><dc:date>2012-03-27T11:33:44</dc:date><text:p text:style-name="P12"><text:span text:style-name="T5">do table- if </text:span><text:span text:style-name="T6">self.adapted().getPrintableItems(itemUids, privacy='public', categories=self.getNormalCategories())</text:span></text:p></office:annotation></text:p>
            <text:p text:style-name="P4">Séance publique</text:p>
            <text:p text:style-name="Standard"/>
            <table:table table:name="Tableau1" table:style-name="Tableau1">
              <table:table-column table:style-name="Tableau1.A"/>
              <table:table-row>
                <table:table-cell table:style-name="Tableau1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 in self.adapted().getPrintableItems(itemUids, privacy='public', categories=self.getNormalCategories())</text:span></text:p></office:annotation></text:span><text:change-start text:change-id="ct154849648"/><text:span text:style-name="T3">item.getItemNumber(relativeTo='meeting')</text:span><text:change-end text:change-id="ct154849648"/><text:span text:style-name="T3">.-<text:tab/></text:span><text:change-start text:change-id="ct154848880"/><text:span text:style-name="T3">item.Title()</text:span><text:change-end text:change-id="ct154848880"/></text:p>
                  <text:p text:style-name="P10"/>
                </table:table-cell>
              </table:table-row>
            </table:table>
            <text:p text:style-name="Standard"/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><office:annotation><dc:creator>Gauthier Bastien</dc:creator><dc:date>2012-03-27T11:35:10</dc:date><text:p text:style-name="P12"><text:span text:style-name="T5">do table- if </text:span><text:span text:style-name="T6">self.adapted().getPrintableItems(itemUids, privacy='secret', categories=self.getNormalCategories())</text:span></text:p></office:annotation></text:p>
            <text:p text:style-name="P4">Huis clos</text:p>
            <text:p text:style-name="Standard"/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</text:span><text:span text:style-name="T6"> in self.adapted().getPrintableItems(itemUids, privacy='secret', categories=self.getNormalCategories(), renumber=True)</text:span></text:p></office:annotation></text:span><text:change-start text:change-id="ct154942424"/><text:span text:style-name="T3">item[0]</text:span><text:change-end text:change-id="ct154942424"/><text:span text:style-name="T3">.-<text:tab/></text:span><text:change-start text:change-id="ct154868488"/><text:span text:style-name="T3">item[1].Title()</text:span><text:change-end text:change-id="ct154868488"/></text:p>
                  <text:p text:style-name="P10"/>
                </table:table-cell>
              </table:table-row>
            </table:table>
            <text:p text:style-name="Standard"/>
          </table:table-cell>
        </table:table-row>
      </table:table>
      <text:p text:style-name="P6"/>
      <text:p text:style-name="P4">Premier supplément d'ordre du jou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6"><office:annotation><dc:creator>Gauthier Bastien</dc:creator><dc:date>2012-03-27T11:47:32</dc:date><text:p text:style-name="P12"><text:span text:style-name="T5">do table- if </text:span><text:span text:style-name="T6">self.getItemsFirstSuppl(itemUids)</text:span></text:p></office:annotation></text:p>
            <text:p text:style-name="P4">Séance publique<text:line-break/>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 in self.getItemsFirstSuppl(itemUids)</text:span></text:p></office:annotation></text:span><text:change-start text:change-id="ct154918416"/><text:span text:style-name="T3">item[0]</text:span><text:change-end text:change-id="ct154918416"/><text:span text:style-name="T3">.-<text:tab/></text:span><text:change-start text:change-id="ct154921656"/><text:span text:style-name="T3">item[1].Title()</text:span><text:change-end text:change-id="ct154921656"/></text:p>
                  <text:p text:style-name="P10"/>
                </table:table-cell>
              </table:table-row>
            </table:table>
            <text:p text:style-name="P6"/>
          </table:table-cell>
        </table:table-row>
      </table:table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6"><office:annotation><dc:creator>Gauthier Bastien</dc:creator><dc:date>2012-03-27T11:54:58</dc:date><text:p text:style-name="P12"><text:span text:style-name="T5">do table- if </text:span><text:span text:style-name="T6">self.getItemsFirstSuppl(itemUids, privacy='secret')</text:span></text:p></office:annotation></text:p>
            <text:p text:style-name="Standard"><text:span text:style-name="T2">Huis clos</text:span><text:line-break/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 in </text:span><text:span text:style-name="T6">self.getItemsFirstSuppl(itemUids, privacy='secret')</text:span></text:p></office:annotation></text:span><text:change-start text:change-id="ct154935664"/><text:span text:style-name="T3">item[0]</text:span><text:change-end text:change-id="ct154935664"/><text:span text:style-name="T3">.-<text:tab/></text:span><text:change-start text:change-id="ct154971312"/><text:span text:style-name="T3">item[1].Title()</text:span><text:change-end text:change-id="ct154971312"/></text:p>
                  <text:p text:style-name="P10"/>
                </table:table-cell>
              </table:table-row>
            </table:table>
            <text:p text:style-name="Standard"/>
          </table:table-cell>
        </table:table-row>
      </table:table>
      <text:p text:style-name="P6"/>
      <text:p text:style-name="P4">Deuxième supplément d'ordre du jour</text:p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6"><office:annotation><dc:creator>Gauthier Bastien</dc:creator><dc:date>2012-03-27T11:47:32</dc:date><text:p text:style-name="P12"><text:span text:style-name="T5">do table- if </text:span><text:span text:style-name="T6">self.getItemsSecondSuppl(itemUids)</text:span></text:p></office:annotation></text:p>
            <text:p text:style-name="P4">Séance publique<text:line-break/></text:p>
            <table:table table:name="Tableau19" table:style-name="Tableau19">
              <table:table-column table:style-name="Tableau19.A"/>
              <table:table-row>
                <table:table-cell table:style-name="Tableau19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 in self.getItemsSecondSuppl(itemUids)</text:span></text:p></office:annotation></text:span><text:change-start text:change-id="ct154867504"/><text:span text:style-name="T3">item[0]</text:span><text:change-end text:change-id="ct154867504"/><text:span text:style-name="T3">.-<text:tab/></text:span><text:change-start text:change-id="ct154951144"/><text:span text:style-name="T3">item[1].Title()</text:span><text:change-end text:change-id="ct154951144"/></text:p>
                  <text:p text:style-name="P10"/>
                </table:table-cell>
              </table:table-row>
            </table:table>
            <text:p text:style-name="P6"/>
          </table:table-cell>
        </table:table-row>
      </table:table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6"><office:annotation><dc:creator>Gauthier Bastien</dc:creator><dc:date>2012-03-27T11:54:58</dc:date><text:p text:style-name="P12"><text:span text:style-name="T5">do table- if </text:span><text:span text:style-name="T6">self.getItemsSecondSuppl(itemUids, privacy='secret')</text:span></text:p></office:annotation></text:p>
            <text:p text:style-name="Standard"><text:span text:style-name="T2">Huis clos</text:span><text:line-break/></text:p>
            <table:table table:name="Tableau21" table:style-name="Tableau21">
              <table:table-column table:style-name="Tableau21.A"/>
              <table:table-row>
                <table:table-cell table:style-name="Tableau21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 in </text:span><text:span text:style-name="T6">self.getItemsSecondSuppl(itemUids, privacy='secret')</text:span></text:p></office:annotation></text:span><text:change-start text:change-id="ct154952240"/><text:span text:style-name="T3">item[0]</text:span><text:change-end text:change-id="ct154952240"/><text:span text:style-name="T3">.-<text:tab/></text:span><text:change-start text:change-id="ct151221952"/><text:span text:style-name="T3">item[1].Title()</text:span><text:change-end text:change-id="ct151221952"/></text:p>
                  <text:p text:style-name="P10"/>
                </table:table-cell>
              </table:table-row>
            </table:table>
            <text:p text:style-name="Standard"/>
          </table:table-cell>
        </table:table-row>
      </table:table>
      <text:p text:style-name="P6"/>
      <text:p text:style-name="P4">Troisième supplément d'ordre du jour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6"><office:annotation><dc:creator>Gauthier Bastien</dc:creator><dc:date>2012-03-27T11:56:29</dc:date><text:p text:style-name="P12"><text:span text:style-name="T5">do table- if </text:span><text:span text:style-name="T6">self.getItemsThirdSuppl(itemUids)</text:span></text:p></office:annotation></text:p>
            <text:p text:style-name="P4">Séance publique</text:p>
            <text:p text:style-name="P6"><text:soft-page-break/></text:p>
            <table:table table:name="Tableau6" table:style-name="Tableau6">
              <table:table-column table:style-name="Tableau6.A"/>
              <table:table-row>
                <table:table-cell table:style-name="Tableau6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 in </text:span><text:span text:style-name="T6">self.getItemsThirdSuppl(itemUids)</text:span></text:p></office:annotation></text:span><text:change-start text:change-id="ct155016160"/><text:span text:style-name="T3">item[0]</text:span><text:change-end text:change-id="ct155016160"/><text:span text:style-name="T3">.-<text:tab/></text:span><text:change-start text:change-id="ct155004048"/><text:span text:style-name="T3">item[1].Title()</text:span><text:change-end text:change-id="ct155004048"/></text:p>
                  <text:p text:style-name="P10"/>
                </table:table-cell>
              </table:table-row>
            </table:table>
            <text:p text:style-name="P6"/>
          </table:table-cell>
        </table:table-row>
      </table:table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Standard"><office:annotation><dc:creator>Gauthier Bastien</dc:creator><dc:date>2012-03-27T11:57:30</dc:date><text:p text:style-name="P12"><text:span text:style-name="T5">do table- if </text:span><text:span text:style-name="T6">self.getItemsThirdSuppl(itemUids, privacy='secret')</text:span></text:p></office:annotation></text:p>
            <text:p text:style-name="Standard"><text:span text:style-name="T2">Huis clos</text:span><text:line-break/></text:p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 in </text:span><text:span text:style-name="T6">self.getItemsThirdSuppl(itemUids, privacy='secret')</text:span></text:p></office:annotation></text:span><text:change-start text:change-id="ct154811152"/><text:span text:style-name="T3">item[0]</text:span><text:change-end text:change-id="ct154811152"/><text:span text:style-name="T3">.-<text:tab/></text:span><text:change-start text:change-id="ct155017920"/><text:span text:style-name="T3">item[1].Title()</text:span><text:change-end text:change-id="ct155017920"/></text:p>
                  <text:p text:style-name="P10"/>
                </table:table-cell>
              </table:table-row>
            </table:table>
          </table:table-cell>
        </table:table-row>
      </table:table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6"><office:annotation><dc:creator>Gauthier Bastien</dc:creator><dc:date>2012-03-27T11:59:10</dc:date><text:p text:style-name="P12"><text:span text:style-name="T5">do table- if </text:span><text:span text:style-name="T6">self.getObservations()</text:span></text:p></office:annotation></text:p>
            <text:p text:style-name="P4">Avant-séance</text:p>
            <text:p text:style-name="Standard"/>
            <text:p text:style-name="Table_20_Contents"><office:annotation><dc:creator>Gauthier Bastien</dc:creator><dc:date>2012-02-15T15:26:52</dc:date><text:p text:style-name="P12"><text:span text:style-name="T5">do text</text:span></text:p><text:p text:style-name="P12"><text:span text:style-name="T5">from xhtml(self.getObservations())</text:span></text:p></office:annotation>Texte avant-séance</text:p>
            <text:p text:style-name="Table_20_Contents"/>
          </table:table-cell>
        </table:table-row>
      </table:table>
      <text:p text:style-name="P10"/>
      <text:p text:style-name="P11">Procès-verbal</text:p>
      <text:p text:style-name="P10"/>
      <text:p text:style-name="P4">Séance publique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><text:span text:style-name="T4"><office:annotation><dc:creator>Gauthier Bastien</dc:creator><dc:date>2012-02-14T16:41:11</dc:date><text:p text:style-name="P13"><text:span text:style-name="T5">do table- for item in self.adapted().getPrintableItems(itemUids, privacy='public')</text:span></text:p></office:annotation></text:span><text:change-start text:change-id="ct155046592"/><text:span text:style-name="T4">item.getItemNumber(relativeTo='meeting')</text:span><text:change-end text:change-id="ct155046592"/><text:span text:style-name="T4">.-<text:tab/></text:span><text:change-start text:change-id="ct155018872"/><text:span text:style-name="T1">item.Title()</text:span><text:change-end text:change-id="ct155018872"/></text:p>
            <text:p text:style-name="Table_20_Contents"/>
            <text:p text:style-name="Table_20_Contents"><office:annotation><dc:creator>Gauthier Bastien</dc:creator><dc:date>2012-02-15T15:26:52</dc:date><text:p text:style-name="P12"><text:span text:style-name="T5">do text</text:span></text:p><text:p text:style-name="P12"><text:span text:style-name="T5">from xhtml(item.getInterventions())</text:span></text:p></office:annotation>Interventions</text:p>
            <text:p text:style-name="Table_20_Contents"/>
            <text:p text:style-name="Table_20_Contents"><text:span text:style-name="T4"><office:annotation><dc:creator>Gauthier Bastien</dc:creator><dc:date>2012-02-15T15:26:52</dc:date><text:p text:style-name="P12"><text:span text:style-name="T5">do text</text:span></text:p><text:p text:style-name="P12"><text:span text:style-name="T5">from xhtml(item.getDeliberation())</text:span></text:p></office:annotation></text:span><text:span text:style-name="T4">Délibération</text:span></text:p>
            <text:p text:style-name="P10"/>
          </table:table-cell>
        </table:table-row>
      </table:table>
      <text:p text:style-name="Standard"><text:span text:style-name="T2">Huis clos</text:span><text:line-break/>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Table_20_Contents"><text:span text:style-name="T4"><office:annotation><dc:creator>Gauthier Bastien</dc:creator><dc:date>2012-02-14T16:41:11</dc:date><text:p text:style-name="P13"><text:span text:style-name="T5">do table- for item in self.adapted().getPrintableItems(itemUids, privacy='secret', renumber=True)</text:span></text:p></office:annotation></text:span><text:change-start text:change-id="ct154970192"/><text:span text:style-name="T4">item[0]</text:span><text:change-end text:change-id="ct154970192"/><text:span text:style-name="T4">.-<text:tab/></text:span><text:change-start text:change-id="ct155046168"/><text:span text:style-name="T1">item[1].Title()</text:span><text:change-end text:change-id="ct155046168"/></text:p>
            <text:p text:style-name="Table_20_Contents"/>
            <text:p text:style-name="Table_20_Contents"><office:annotation><dc:creator>Gauthier Bastien</dc:creator><dc:date>2012-02-15T15:26:52</dc:date><text:p text:style-name="P12"><text:span text:style-name="T5">do text</text:span></text:p><text:p text:style-name="P12"><text:span text:style-name="T5">from xhtml(item[1].getInterventions())</text:span></text:p></office:annotation>Interventions</text:p>
            <text:p text:style-name="P10"/>
            <text:p text:style-name="Table_20_Contents"><text:span text:style-name="T4"><office:annotation><dc:creator>Gauthier Bastien</dc:creator><dc:date>2012-02-15T15:26:52</dc:date><text:p text:style-name="P12"><text:span text:style-name="T5">do text</text:span></text:p><text:p text:style-name="P12"><text:span text:style-name="T5">from xhtml(item[1].getDeliberation())</text:span></text:p></office:annotation></text:span><text:span text:style-name="T4">Délibération</text:span></text:p>
            <text:p text:style-name="P10"/>
          </table:table-cell>
        </table:table-row>
      </table:table>
      <text:p text:style-name="P6"/>
      <text:p text:style-name="P6"><office:annotation><dc:creator>Gauthier Bastien</dc:creator><dc:date>2012-02-23T15:43:56</dc:date><text:p text:style-name="P12"><text:span text:style-name="T5">do text if self.getEndDate()</text:span></text:p></office:annotation>La séance est levée à <text:change-start text:change-id="ct155046416"/>self.getEndDate().strftime('%H:%M')<text:change-end text:change-id="ct155046416"/></text:p>
      <text:p text:style-name="P6"/>
      <text:p text:style-name="P6">Par le Conseil,</text:p>
      <text:p text:style-name="Standard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7"><text:change-start text:change-id="ct155060448"/>self.getSignatures().split('\n')[0]<text:change-end text:change-id="ct155060448"/></text:p>
          </table:table-cell>
          <table:table-cell table:style-name="Tableau10.A1" office:value-type="string">
            <text:p text:style-name="P7"><text:change-start text:change-id="ct154210136"/>self.getSignatures().split('\n')[2]<text:change-end text:change-id="ct154210136"/></text:p>
          </table:table-cell>
        </table:table-row>
        <table:table-row>
          <table:table-cell table:style-name="Tableau10.A1" office:value-type="string">
            <text:p text:style-name="P7"/>
          </table:table-cell>
          <table:table-cell table:style-name="Tableau10.A1" office:value-type="string">
            <text:p text:style-name="P7"/>
          </table:table-cell>
        </table:table-row>
        <table:table-row>
          <table:table-cell table:style-name="Tableau10.A1" office:value-type="string">
            <text:p text:style-name="P7"/>
          </table:table-cell>
          <table:table-cell table:style-name="Tableau10.A1" office:value-type="string">
            <text:p text:style-name="P7"/>
          </table:table-cell>
        </table:table-row>
        <table:table-row>
          <table:table-cell table:style-name="Tableau10.A1" office:value-type="string">
            <text:p text:style-name="P7"/>
          </table:table-cell>
          <table:table-cell table:style-name="Tableau10.A1" office:value-type="string">
            <text:p text:style-name="P7"/>
          </table:table-cell>
        </table:table-row>
        <table:table-row>
          <table:table-cell table:style-name="Tableau10.A1" office:value-type="string">
            <text:p text:style-name="P7"/>
          </table:table-cell>
          <table:table-cell table:style-name="Tableau10.A1" office:value-type="string">
            <text:p text:style-name="P7"/>
          </table:table-cell>
        </table:table-row>
        <table:table-row>
          <table:table-cell table:style-name="Tableau10.A1" office:value-type="string">
            <text:p text:style-name="P7"><text:change-start text:change-id="ct155067320"/>self.getSignatures().split('\n')[1]<text:change-end text:change-id="ct155067320"/></text:p>
          </table:table-cell>
          <table:table-cell table:style-name="Tableau10.A1" office:value-type="string">
            <text:p text:style-name="P7"><text:change-start text:change-id="ct155056568"/>self.getSignatures().split('\n')[3]<text:change-end text:change-id="ct155056568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ltAssembly" style:family="paragraph" style:parent-style-name="Standard"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154582232" text:id="ct154582232">
            <text:insertion>
              <office:change-info>
                <dc:creator>Gauthier Bastien</dc:creator>
                <dc:date>2012-02-20T13:34:00</dc:date>
              </office:change-info>
            </text:insertion>
          </text:changed-region>
        </text:tracked-changes>
        <text:p text:style-name="MP1"><text:page-number text:select-page="current">2</text:page-number></text:p>
        <text:p text:style-name="MP2">Séance du <text:change-start text:change-id="ct154582232"/>tool.formatDate(self.getDate(), withHour=False)<text:change-end text:change-id="ct154582232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6T11:49:56</meta:creation-date>
    <meta:editing-duration>PT6M8S</meta:editing-duration>
    <meta:editing-cycles>6</meta:editing-cycles>
    <meta:generator>LibreOffice/3.5$Linux_x86 LibreOffice_project/350m1$Build-2</meta:generator>
    <meta:initial-creator>Gauthier Bastien</meta:initial-creator>
    <dc:date>2012-09-19T12:37:30</dc:date>
    <dc:creator>Gauthier Bastien</dc:creator>
    <meta:document-statistic meta:table-count="21" meta:image-count="0" meta:object-count="0" meta:page-count="2" meta:paragraph-count="51" meta:word-count="123" meta:character-count="1136" meta:non-whitespace-character-count="1074"/>
  </office:meta>
</office:document-meta>
</file>